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acf" officeooo:paragraph-rsid="00041acf" style:language-asian="ja" style:country-asian="JP"/>
    </style:style>
    <style:style style:name="T1" style:family="text">
      <style:text-properties officeooo:rsid="0004cf48"/>
    </style:style>
    <style:style style:name="T2" style:family="text">
      <style:text-properties officeooo:rsid="0004d3cd"/>
    </style:style>
    <style:style style:name="T3" style:family="text">
      <style:text-properties officeooo:rsid="0006ab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これはおもちゃのロボットをラジコン化するIR Remo Kitの取り扱い説明書です。普通こういったキットの取説は箱に簡単に書いてあったり、白黒で、薄い紙に印刷して丸めてあったり、大事にされていません。</text:p>
      <text:p text:style-name="P1">このキットはできるだけ安く作りましたが、取扱説明書は別です。（気の入れようも別ですし、第一別売です）開発者の思いのたけを余すところなく書かせていただきます。</text:p>
      <text:p text:style-name="P1">第1章はこのキットの基本的な使い方ができるように解説した入門です。ここに書いたセットアップを中学生以上の大人が行いえば、このおもちゃの操作自身は、小学生低学年から行えるようになっています。</text:p>
      <text:p text:style-name="P1">第2章は第一章の応用として自らロボットを作りキットを組み込みます。IR Remoは電池を含めて極めて軽く作ってあるので、紙コップや、カップヌードルの入れ物でもロボットに仕立てられます。</text:p>
      <text:p text:style-name="P1">赤外線リモコンは一般に同じ種類のものだと混信し1台1でしか使えません。ほかの人が遊んでいるとことに割り込むと混信して操作不能になります。IR Remoは<text:span text:style-name="T1">default modeではこの混信を避けれれませんが、オプションのスタジアムキットを使うと4台の独立したロボットを4人がそれぞれ干渉なしに操縦できるようになります。</text:span></text:p>
      <text:p text:style-name="P1">第3章はこの拡張モードの使い方を解説します。拡張モードを使うにはIR Remoを組み込んだロボットを2台～4台、赤外線投稿ユニット、PS3ゲームコントローラー2～4台が必要です。</text:p>
      <text:p text:style-name="P1">ここまでで普通の取説なら終わりです。でもこのキットの解説はここからです。</text:p>
      <text:p text:style-name="P1">第4章はIR Remoの回路図を学びます。KiCadで書いた回路図を<text:span text:style-name="T2">GidHubからDLし基板作りを体験することができます。</text:span></text:p>
      <text:p text:style-name="P1">第5章はIR Remoのソフトウエアーです。CY8C4014SXI-410Tというチップを使ってますが、ARMの32Bit Machine <text:span text:style-name="T2">Cortex M0です。この章を理解すればPSoC4の開発をしIR Remoを自由に改造できるようになります。現行のソフトはGitHubからDL可能です。</text:span></text:p>
      <text:p text:style-name="P1">IR Remoは先に述べたように<text:span text:style-name="T3">4x4のゲームコントローラーとロボットを独立して運転できます。</text:span></text:p>
      <text:p text:style-name="P1">これはさすがに普通のIRコントローラーでは無理でした。</text:p>
      <text:p text:style-name="P1">第6章ではそれをどうやって解決したか、再現できるように詳説します。<text:span text:style-name="T3">Linux SBC NanoPiを使ってPS4ゲームコントローラーからのBLEを受信し、信号が衝突しないように、特定のメカが不公平にならないように時分割して強力な赤外線を送信します。Linux SBC, Power LED Controlについて学べます。ソフトはPythonで書きます。ちょっと応用すれば、エアコンとか、照明とかいろいろなものを制御できます。</text:span></text:p>
      <text:p text:style-name="P1">はい。</text:p>
      <text:p text:style-name="P1">これで一応全部です。通読してくれた方有難うございます。途中でそわそわ途中の章をめくった方、私の同輩です。普通にちゃんと扱えば怪我しないようにできてます。モーターコントローラーは電流制限があります。でもIR Remoは繋げるものを限定しれません。ある意味全部想定外です。科学的観察力と、先輩先生に指導をうけ冒険に旅立ちましょう。</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8-11T06:18:37.768000000</dc:date>
    <meta:editing-duration>PT8M40S</meta:editing-duration>
    <meta:editing-cycles>3</meta:editing-cycles>
    <meta:document-statistic meta:table-count="0" meta:image-count="0" meta:object-count="0" meta:page-count="1" meta:paragraph-count="14" meta:word-count="1146" meta:character-count="1310" meta:non-whitespace-character-count="1290"/>
  </office:meta>
</office:document-meta>
</file>